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b2abe"/>
    </style:style>
    <style:style style:name="P2" style:family="paragraph" style:parent-style-name="Standard">
      <style:text-properties officeooo:rsid="001b2abe" officeooo:paragraph-rsid="001b2abe"/>
    </style:style>
    <style:style style:name="P3" style:family="paragraph" style:parent-style-name="Standard">
      <style:text-properties officeooo:paragraph-rsid="001c2794"/>
    </style:style>
    <style:style style:name="P4" style:family="paragraph" style:parent-style-name="Standard">
      <style:text-properties officeooo:paragraph-rsid="00201caf"/>
    </style:style>
    <style:style style:name="P5" style:family="paragraph" style:parent-style-name="Standard">
      <style:text-properties officeooo:paragraph-rsid="0022b669"/>
    </style:style>
    <style:style style:name="P6" style:family="paragraph" style:parent-style-name="Standard">
      <style:text-properties officeooo:paragraph-rsid="00243218"/>
    </style:style>
    <style:style style:name="P7" style:family="paragraph" style:parent-style-name="Standard">
      <style:text-properties officeooo:paragraph-rsid="00254451"/>
    </style:style>
    <style:style style:name="P8" style:family="paragraph" style:parent-style-name="Standard">
      <style:text-properties officeooo:paragraph-rsid="002871d7"/>
    </style:style>
    <style:style style:name="P9" style:family="paragraph" style:parent-style-name="Title" style:master-page-name="Standard">
      <style:paragraph-properties fo:text-align="center" style:justify-single-word="false" style:page-number="auto"/>
    </style:style>
    <style:style style:name="T1" style:family="text">
      <style:text-properties style:text-underline-style="solid" style:text-underline-width="auto" style:text-underline-color="font-color" fo:font-weight="bold" style:font-weight-asian="bold"/>
    </style:style>
    <style:style style:name="T2" style:family="text">
      <style:text-properties fo:language="en" fo:country="GB"/>
    </style:style>
    <style:style style:name="T3" style:family="text">
      <style:text-properties officeooo:rsid="001b2abe"/>
    </style:style>
    <style:style style:name="T4" style:family="text">
      <style:text-properties officeooo:rsid="001c2794"/>
    </style:style>
    <style:style style:name="T5" style:family="text">
      <style:text-properties fo:language="en" fo:country="US"/>
    </style:style>
    <style:style style:name="T6" style:family="text">
      <style:text-properties fo:language="en" fo:country="US" officeooo:rsid="001c2794"/>
    </style:style>
    <style:style style:name="T7" style:family="text">
      <style:text-properties fo:language="en" fo:country="US" officeooo:rsid="00254451"/>
    </style:style>
    <style:style style:name="T8" style:family="text">
      <style:text-properties officeooo:rsid="00201caf"/>
    </style:style>
    <style:style style:name="T9" style:family="text">
      <style:text-properties officeooo:rsid="00243218"/>
    </style:style>
    <style:style style:name="T10" style:family="text">
      <style:text-properties officeooo:rsid="00254451"/>
    </style:style>
    <style:style style:name="T11" style:family="text">
      <style:text-properties officeooo:rsid="002871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nglais script vidéo trailer</text:p>
      <text:p text:style-name="Standard"/>
      <text:p text:style-name="Standard"><text:span text:style-name="T1">Presentateur</text:span> : Hello everybody, welcome on us Program</text:p>
      <text:p text:style-name="Standard"><text:span text:style-name="T1">Pour</text:span> (loic) : hello</text:p>
      <text:p text:style-name="Standard"><text:span text:style-name="T1">Contre</text:span> (fab) : hello</text:p>
      <text:p text:style-name="Standard"><text:span text:style-name="T1">Presentateur </text:span>: So we have on my left, fabrice, a journalist from Daily News and on my right Loic an other journalist from NBC.</text:p>
      <text:p text:style-name="Standard">Today, we are going to talk about the new movie the hobbits.</text:p>
      <text:p text:style-name="Standard">Let’s look at a <text:span text:style-name="T3">first part of the</text:span> trailer of this movie.</text:p>
      <text:p text:style-name="Standard"/>
      <text:p text:style-name="Standard">DIFFUSION DE LA PREMIERE PARTIE DU <text:s/>TRAILER !!! (environ 20 secondes)</text:p>
      <text:p text:style-name="Standard"/>
      <text:p text:style-name="Standard"><text:span text:style-name="T1">Presentateur :</text:span> Loic what do you think about this trailer ?</text:p>
      <text:p text:style-name="P1">Loic : i think that, this trailer is <text:span text:style-name="T2">promising</text:span>. <text:span text:style-name="T3">I’m a big fan of the trilogie Lord of the ring, I’m </text:span></text:p>
      <text:p text:style-name="P2">expected a lot from this new adaptation of tolkien and this short extract really hipe me</text:p>
      <text:p text:style-name="P1"><text:tab/><text:span text:style-name="T3">(</text:span>Etant un grand fan de la premiere trilogie du seigneur des anneaux, j’attends beaucoup de cette nouvelle adaptation de tolkien et ce court extrait me donne tres envie.<text:span text:style-name="T3">)</text:span></text:p>
      <text:p text:style-name="Standard"/>
      <text:p text:style-name="Standard">Presentateur : ok that a nice point of view, and you fabrice what do you think about it ?</text:p>
      <text:p text:style-name="P1">Fabrice : <text:span text:style-name="T3">instead of my colleague, I’m not a fan of the universe of Lord of the ring.So I’m not captivated by this extract. although the movie look pretty interesting</text:span></text:p>
      <text:p text:style-name="P1"><text:span text:style-name="T3"><text:tab/>(</text:span>au contraire de mon confrere, je ne suis pas du tout un grand fan de l’univers du seigneur des anneaux. Je ne suis donc pas envoute par cet extrait. Bien que le film a plutôt l’air interessant<text:span text:style-name="T3">)</text:span>.</text:p>
      <text:p text:style-name="Standard">Presentateur : i’m was talked that <text:span text:style-name="T4">the control </text:span>ha<text:span text:style-name="T4">s</text:span> a probleme with the camera (GROS ECRAN NOIR), so let’s lunch the <text:span text:style-name="T4">further </text:span>of the trailer</text:p>
      <text:p text:style-name="Standard"><text:s/></text:p>
      <text:p text:style-name="Standard">DIFFUSION DE LA DEUXIEME PARTIE DU TRAILER !!!</text:p>
      <text:p text:style-name="Standard"/>
      <text:p text:style-name="Standard">Presentateur : it’s good for the camera, sorry fo<text:span text:style-name="T4">r</text:span> the desgarement</text:p>
      <text:p text:style-name="P3">The movie <text:span text:style-name="T4">annouce a two million dollars recipe</text:span> , <text:span text:style-name="T4">twice more than Star wars </text:span>for example, fabrice <text:bookmark text:name="tw-target-text"/><text:span text:style-name="T5">what do you think of this </text:span><text:span text:style-name="T6">turnover</text:span>?</text:p>
      <text:p text:style-name="P3">Fabrice : <text:s/><text:span text:style-name="T4">I don’t believe that turnover is exorbitant, it’s the least estimation of all Lord of the ring </text:span></text:p>
      <text:p text:style-name="P3"><text:tab/><text:span text:style-name="T4">(</text:span>je ne pense pas que ce chiffre soit exorbitant, c’est la <text:s/>plus petite estimation de tout les seigneur des anneaux. <text:span text:style-name="T4">)</text:span></text:p>
      <text:p text:style-name="P3">Loic : <text:span text:style-name="T4">effectively, it’s not big on the 10 last year but it’s the biggest on this years. If the budget is so consequent, it’s is in big part cause of the casting who count not less than fortheen main character whose the great Stephen Hunter in the roles of Bombur, the dwarf the most captivating in the history of the cinema. Without count the other excellents actor. </text:span></text:p>
      <text:p text:style-name="P3"><text:span text:style-name="T4"><text:tab/>(</text:span>effectivement c’est pas enorme sur les 10 dernierres années mais c’est le plus gros sur cette année.Si le budget est aussi conséquent, c’est en grosse partie à, cause du casting qui ne compte pas moins de 14 personnages principaux dont le grand Stephen Hunter dans le role de Bombur, le nain le plus marquant de l’histoire du cinema. Sans compter tout les autres excellents acteurs.<text:span text:style-name="T8">)</text:span></text:p>
      <text:p text:style-name="P4"/>
      <text:p text:style-name="P4"><text:soft-page-break/>Fabrice : <text:s/><text:span text:style-name="T8">I’m absolutely not agree with you, sure their are many actor but they don’t have a good standing, in contrary at your mean, that drastically lower the casting budget. I really think <text:s/>most part of the budget is allocated to the post production and i didn’t said the rendering is a good quality</text:span></text:p>
      <text:p text:style-name="P4"><text:span text:style-name="T8"><text:tab/>(</text:span>Je suis absolument pas d’accord avec vous, certes il y a beaucoup d’acteurs, mais ce sont des acteurs qui n’ont pas une grande renommée contrairement à ce que vous insinuez ce qui baisse considerablement le budget casting. Je pense sincerement que le plus gros du budget est alloué la production car il ya beacoup de post production et je n’ai pas dit que le rendu de celle-ci était de bonne qualité.<text:span text:style-name="T8">)</text:span></text:p>
      <text:p text:style-name="P5">Presentateur : <text:s text:c="2"/><text:span text:style-name="T4">effectively, we know filming was termined since 11 month, the post production take almost one years, provocating a long expectation for fans whose wait eagerly that movie, fans like you loic if i understood.</text:span></text:p>
      <text:p text:style-name="P5"><text:tab/>en effet on sais que les tournages sont terminés depuis 11 mois, la post production a donc presque pris un an, provoquant une attente longue pour les fans qui attendent le film avec impatience tel que vous loic j’ai l’impression.</text:p>
      <text:p text:style-name="P6">Loic : <text:s/><text:span text:style-name="T9">yes, am i, I waiting anxiously since a long time, it’s true that the post production is more prolonged than the concurent movie but it’s because of the use of special effect </text:span><text:bookmark text:name="tw-target-text1"/><text:span text:style-name="T5">that puts us </text:span><text:span text:style-name="T7">ours eyes </text:span><text:span text:style-name="T5">full</text:span></text:p>
      <text:p text:style-name="P6"><text:span text:style-name="T9">(</text:span>effectivement j’attends ce film depuis longtemps, c’est vrai que la post production est plus longue que celle des films concurrents mais c’est du à une utilisation d’effets spéciaux qui nous en mettent plein les yeux.<text:span text:style-name="T9">)</text:span></text:p>
      <text:p text:style-name="P7">Fabrice : <text:span text:style-name="T10">special effect are made for spectator have their eyes full, but with that movie, i don’t think spectator <text:s/>will have their eyes full because special effect seems very bad. The soundtrack is seem good, not fantastic but it’s can be the only asset of the movie.</text:span></text:p>
      <text:p text:style-name="P7"><text:span text:style-name="T10">(</text:span>les effets spéciaux ont été inventés pour que le spectateur en prenne plein la vue, mais avec ce film je pense pas que les spectateurs vont en prendre plein la vue car les effets spéciaux m’ont l’air tres mauvais. </text:p>
      <text:p text:style-name="Standard">La bande son est sympathique, pas exceptionelle mais c’est peut étre le seul atout de ce film.<text:span text:style-name="T10">)</text:span></text:p>
      <text:p text:style-name="P8">presentateur : <text:span text:style-name="T11">yes talking about the soundtrack, it’s is know that peter Jackson call the popular Christophe mae for a perfect illustrate of the movie</text:span></text:p>
      <text:p text:style-name="P8"><text:tab/><text:span text:style-name="T11">we are going to leave you on the last part of the trailer, i thank you two for coming here and participate to the debate <text:s/></text:span></text:p>
      <text:p text:style-name="P8"><text:span text:style-name="T11"><text:tab/>(</text:span>en parlant de la bande son du film, on sais que peter Jackson a fait appel au celebre christophe mae pour illustrer son film a la perfection.<text:span text:style-name="T11">)</text:span> </text:p>
      <text:p text:style-name="Standard">On va se quitter sur la derniere partie du trailer, je vous remercie messieurs d’avoir fais le deplacement.</text:p>
      <text:p text:style-name="P8">Loic : <text:span text:style-name="T11">thank you for invited us to debate on that wonderful movie</text:span></text:p>
      <text:p text:style-name="P8"><text:span text:style-name="T11">(</text:span>merci a vous de nous avoir convier pour debattre de ce merveilleux film.<text:span text:style-name="T11">)</text:span></text:p>
      <text:p text:style-name="P8">Fabrice : <text:s/><text:span text:style-name="T11">thank for the invitation and i hope the debate on the next week will be on a better movie whose interrest me more </text:span></text:p>
      <text:p text:style-name="P8"><text:span text:style-name="T11"><text:tab/>(</text:span>merci de l’invitation et a la semaine prochaine pour debattre d’un film par lequel je ne pourait etre que plus interesse .<text:span text:style-name="T11">)</text:span></text:p>
      <text:p text:style-name="P8">Presentateur : <text:span text:style-name="T11">that progam could be found on our webside, we meet ourself the next week for a other movie, good week everyone </text:span></text:p>
      <text:p text:style-name="P8"><text:span text:style-name="T11">(</text:span> Ce programme peut être retrouvé sur notre site, on se retrouve la semaine prochaine pour un nouveau film, bonne semaine à toutes et a tous <text:bookmark text:name="_GoBack"/><text:span text:style-name="T11">)</text:span></text:p>
      <text:p text:style-name="Standard"><text:soft-page-break/></text:p>
      <text:p text:style-name="Standard"/>
      <text:p text:style-name="Standard">Troisieme partie du trailer !!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fr" fo:country="FR"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Office User</meta:initial-creator>
    <meta:editing-cycles>7</meta:editing-cycles>
    <meta:creation-date>2019-11-26T14:48:00</meta:creation-date>
    <dc:date>2019-11-27T17:52:15.546700099</dc:date>
    <meta:editing-duration>PT1H53M41S</meta:editing-duration>
    <meta:generator>LibreOffice/6.2.8.2$Linux_X86_64 LibreOffice_project/20$Build-2</meta:generator>
    <meta:document-statistic meta:table-count="0" meta:image-count="0" meta:object-count="0" meta:page-count="3" meta:paragraph-count="44" meta:word-count="1086" meta:character-count="6036" meta:non-whitespace-character-count="49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